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6T14:10:28.83">
            <text:p>2019/11/16 14:1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7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6T14:10:28.83">
            <text:p>2019/11/16 14:1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4)">
            <text:p>sn(4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9">
            <text:p>9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number-columns-repeated="2"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9999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6T14:10:27.51">
            <text:p>2019/11/16 14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1.399cm" draw:caption-point-x="-1.353cm" draw:caption-point-y="2.5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6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4)">
            <text:p>sn(4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6T14:10:29.7">
            <text:p>2019/11/16 14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1cm" draw:caption-point-x="-1.353cm" draw:caption-point-y="2.3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7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6T14:10:28.83">
            <text:p>2019/11/16 14:1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1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1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11cm" draw:caption-point-x="-0.672cm" draw:caption-point-y="0.245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6T14:10:29.92">
            <text:p>2019/11/16 14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77cm" draw:caption-point-x="-1.353cm" draw:caption-point-y="2.3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368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4)">
            <text:p>sn(4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6T14:10:30.01">
            <text:p>2019/11/16 14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1cm" draw:caption-point-x="-1.353cm" draw:caption-point-y="2.3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4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4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4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6T14:10:28.84">
            <text:p>2019/11/16 14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403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2019/11/16</text:date>, <text:time>14:10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6T14:10:28.76</dc:date>
    <dc:creator>iwabuchi ken</dc:creator>
    <meta:editing-duration>P4DT45M53S</meta:editing-duration>
    <meta:editing-cycles>427</meta:editing-cycles>
    <meta:generator>OpenOffice/4.1.3$Win32 OpenOffice.org_project/413m1$Build-9783</meta:generator>
    <meta:document-statistic meta:table-count="8" meta:cell-count="7163" meta:object-count="0"/>
    <meta:user-defined meta:name="sheets-banding"/>
    <meta:user-defined meta:name="sheets-original-selection"/>
  </office:meta>
</office:document-meta>
</file>